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0:10:01.65</meta:creation-date>
    <meta:document-statistic meta:table-count="0" meta:image-count="0" meta:object-count="0" meta:page-count="1" meta:paragraph-count="0" meta:word-count="0" meta:character-count="0"/>
    <dc:date>2009-11-20T10:10:30.65</dc:date>
    <meta:editing-duration>PT00H00M29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60014003a0038004e00b4004100950085004d00fb006c00ae00010025002d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JzZUvzSflfOmSbr7Kz2EGLsJetM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9a00980079001c005000310049002600a0007800a7003a00d500fe00ef006a">
        <DigestMethod Algorithm="http://www.w3.org/2000/09/xmldsig#sha1"/>
        <DigestValue>lMlPcY03pHsItu6SPAlUWOSczKM=</DigestValue>
      </Reference>
    </SignedInfo>
    <SignatureValue>O8XGb48nJyi92nV68n6vSifuCGsPmv4vNn+jiY1IGroWODTa+jYgG9CwE396A47x
CZp7l5yod3BJDbsuhpJIFC53GxY0J7UMTXJW4rOuxDJc29npUxhDva+JV4uouk+b
xBwBwIY8H4zwGRsDh/sK8UWtKVN0o9tBLqMITF2REW0=</SignatureValue>
    <KeyInfo>
      <X509Data>
        <X509IssuerSerial>
          <X509IssuerName>CN=Sub CA 1 Root 4, OU=Development, O=OpenOffice.org, ST=Hamburg, C=DE</X509IssuerName>
          <X509SerialNumber>4097</X509SerialNumber>
        </X509IssuerSerial>
        <X509Certificate>MIICyzCCAjSgAwIBAgICEAEwDQYJKoZIhvcNAQEFBQAwaDELMAkGA1UEBhMCREUx
EDAOBgNVBAgTB0hhbWJ1cmcxFzAVBgNVBAoTDk9wZW5PZmZpY2Uub3JnMRQwEgYD
VQQLEwtEZXZlbG9wbWVudDEYMBYGA1UEAxMPU3ViIENBIDEgUm9vdCA0MB4XDTA5
MTEyMDA4NTcyMFoXDTM0MTExNDA4NTcyMFowbzELMAkGA1UEBhMCREUxEDAOBgNV
BAgTB0hhbWJ1cmcxFzAVBgNVBAoTDk9wZW5PZmZpY2Uub3JnMRQwEgYDVQQLEwtE
ZXZlbG9wbWVudDEfMB0GA1UEAxMWVXNlciAyIFN1YiBDQSAxIFJvb3QgNDCBnzAN
BgkqhkiG9w0BAQEFAAOBjQAwgYkCgYEAqyrfk2zwsTRUFVsGThW7lFOJlpZH20NJ
52bVa1PrBFTQlkgIj47McOFiiGrz/7xlVblVpikiwfYWmgElhqlyyHwPKYe5FFE0
0vwBPiBG3FQ/8wPYB+BrDHhw0NCTg+LPU/w71bDJfUCL7l3TMOkkAR6wrN4aGJeh
DVh5XmfNmb8CAwEAAaN9MHswCwYDVR0PBAQDAgXgMCwGCWCGSAGG+EIBDQQfFh1P
cGVuU1NMIEdlbmVyYXRlZCBDZXJ0aWZpY2F0ZTAdBgNVHQ4EFgQUR9unkzjCDzR/
t941ySN1zDCTpEIwHwYDVR0jBBgwFoAUlpotBvZ2T4Noe5xpxBi7SutGOOQwDQYJ
KoZIhvcNAQEFBQADgYEAl3BHdM7h9lG/zM8Pz8wjdd9LPTbwcA9HXceWrbB4lYk6
Knq6eUX+LzdMaXarChDqDV7+KAREnPONQ/UV+nm+04bzwbWLWnSpxbf+6GNuHxM6
yUk7RQymZLkHmxowCR1e8CupVapB+oUN793D9VhSv39t9BgG9Fpxr+RXsApu9nY=</X509Certificate>
      </X509Data>
    </KeyInfo>
    <Object>
      <SignatureProperties>
        <SignatureProperty Id="ID_009a00980079001c005000310049002600a0007800a7003a00d500fe00ef006a" Target="#ID_00b60014003a0038004e00b4004100950085004d00fb006c00ae00010025002d">
          <dc:date xmlns:dc="http://purl.org/dc/elements/1.1/">2009-11-20T10:10:39,70</dc:date>
        </SignatureProperty>
      </SignatureProperties>
    </Object>
  </Signature>
</document-signatures>
</file>